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54mm"/>
    </style:style>
    <style:style style:name="co2" style:family="table-column">
      <style:table-column-properties fo:break-before="auto" style:column-width="40.39mm"/>
    </style:style>
    <style:style style:name="co3" style:family="table-column">
      <style:table-column-properties fo:break-before="auto" style:column-width="33.23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5.28mm"/>
    </style:style>
    <style:style style:name="co7" style:family="table-column">
      <style:table-column-properties fo:break-before="auto" style:column-width="71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itmo:</text:p>
          </table:table-cell>
          <table:covered-table-cell table:number-columns-repeated="4"/>
          <table:table-cell table:style-name="ce4" office:value-type="string" calcext:value-type="string">
            <text:p>Custo</text:p>
          </table:table-cell>
          <table:table-cell table:style-name="ce4" office:value-type="string" calcext:value-type="string">
            <text:p>Vezes</text:p>
          </table:table-cell>
          <table:table-cell/>
        </table:table-row>
        <table:table-row table:style-name="ro1">
          <table:table-cell office:value-type="string" calcext:value-type="string">
            <text:p>para i de 1 até n faç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 +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ia x[i]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fim pa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ara i de 1 até n-2 faç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 –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 j de 1 até 2n faç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(N – 2)(2N + 1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 i é ímpar entã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(N – 2)(2N + 1)</text:p>
          </table:table-cell>
          <table:table-cell table:style-name="ce6" office:value-type="string" calcext:value-type="string" table:number-columns-spanned="1" table:number-rows-spanned="11">
            <text:p>(N – 2)(2N + 1) + (N – 2)(2N + 1)(2N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 k de 1 até 2n faç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N – 2)(2N + 1)(2N + 1)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x[k] = x[i] * x[j]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N – 2)(2N + 1)(2N)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fim pa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senã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para k de 1 até n faç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N – 2)(2N + 1)(N+1)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x[k] = j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N – 2)(2N + 1)(N)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fim pa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x[j] = 1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N – 2)(2N + 1)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x[i] = j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N – 2)(2N + 1)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fim s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fim par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im pa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T(n) = 2 * (N-2)(2N + 1)(2N) = 2 * (4N³ + 6N² – 4N) = 8N³ + 12N² -8N = 8N³</text:p>
          </table:table-cell>
          <table:covered-table-cell table:number-columns-repeated="3" table:style-name="Default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1:38:02.117493003</meta:creation-date>
    <dc:date>2018-11-11T11:54:52.641396342</dc:date>
    <meta:editing-duration>PT6M40S</meta:editing-duration>
    <meta:editing-cycles>1</meta:editing-cycles>
    <meta:document-statistic meta:table-count="1" meta:cell-count="59" meta:object-count="0"/>
    <meta:generator>LibreOffice/6.0.3.2$Linux_X86_64 LibreOffice_project/00m0$Build-2</meta:generator>
  </office:meta>
</office:document-meta>
</file>